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72in"/>
    </style:style>
    <style:style style:name="co3" style:family="table-column">
      <style:table-column-properties fo:break-before="auto" style:column-width="2.1472in"/>
    </style:style>
    <style:style style:name="ro1" style:family="table-row">
      <style:table-row-properties style:row-height="0.3339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1"/>
          <table:table-cell table:style-name="ce1" office:value-type="string" calcext:value-type="string">
            <text:p>Test Input</text:p>
          </table:table-cell>
          <table:table-cell table:style-name="ce1" office:value-type="string" calcext:value-type="string">
            <text:p>SVGO 3.2</text:p>
          </table:table-cell>
          <table:table-cell table:style-name="ce1" office:value-type="string" calcext:value-type="string">
            <text:p>SVGO 3.2-lr</text:p>
          </table:table-cell>
          <table:table-cell table:style-name="ce1" office:value-type="string" calcext:value-type="string">
            <text:p>johnkenny54/svgo:matrixToTransform</text:p>
          </table:table-cell>
        </table:table-row>
        <table:table-row table:style-name="ro2">
          <table:table-cell office:value-type="string" calcext:value-type="string">
            <text:p>Comments</text:p>
          </table:table-cell>
          <table:table-cell/>
          <table:table-cell office:value-type="string" calcext:value-type="string">
            <text:p>Visually incorrect (shifted)</text:p>
          </table:table-cell>
          <table:table-cell office:value-type="string" calcext:value-type="string">
            <text:p>Not rounding sx/sy moves scale first, but also shows both sx/sy in result even though they are equal</text:p>
          </table:table-cell>
          <table:table-cell office:value-type="string" calcext:value-type="string">
            <text:p>Visually correct at 400%. Current version includes both sx and sy in scale – need to check for equality after rounding.</text:p>
          </table:table-cell>
        </table:table-row>
        <table:table-row table:style-name="ro1">
          <table:table-cell office:value-type="string" calcext:value-type="string">
            <text:p>Output</text:p>
          </table:table-cell>
          <table:table-cell/>
          <table:table-cell office:value-type="string" calcext:value-type="string">
            <text:p>rotate(0.614, -3614.957, 22140.216) scale(.92744)</text:p>
          </table:table-cell>
          <table:table-cell office:value-type="string" calcext:value-type="string">
            <text:p>scale(.92744 .92744) rotate(.625 -3893.202 23873.12)</text:p>
          </table:table-cell>
          <table:table-cell office:value-type="string" calcext:value-type="string">
            <text:p>Rotate(.625 -3610.72 22140.932) scale(.92744 .92744)</text:p>
          </table:table-cell>
        </table:table-row>
        <table:table-row table:style-name="ro3">
          <table:table-cell office:value-type="string" calcext:value-type="string">
            <text:p>Matrix</text:p>
          </table:table-cell>
          <table:table-cell office:value-type="float" office:value="0.92738677" calcext:value-type="float">
            <text:p>0.92738677</text:p>
          </table:table-cell>
          <table:table-cell office:value-type="float" office:value="0.92739" calcext:value-type="float">
            <text:p>0.92739</text:p>
          </table:table-cell>
          <table:table-cell table:number-columns-repeated="2" office:value-type="float" office:value="0.92738" calcext:value-type="float">
            <text:p>0.92738</text:p>
          </table:table-cell>
        </table:table-row>
        <table:table-row table:style-name="ro3">
          <table:table-cell/>
          <table:table-cell office:value-type="float" office:value="0.0101157" calcext:value-type="float">
            <text:p>0.0101157</text:p>
          </table:table-cell>
          <table:table-cell office:value-type="float" office:value="0.00994" calcext:value-type="float">
            <text:p>0.00994</text:p>
          </table:table-cell>
          <table:table-cell table:number-columns-repeated="2" office:value-type="float" office:value="0.01012" calcext:value-type="float">
            <text:p>0.01012</text:p>
          </table:table-cell>
        </table:table-row>
        <table:table-row table:style-name="ro3">
          <table:table-cell/>
          <table:table-cell office:value-type="float" office:value="-0.0101157" calcext:value-type="float">
            <text:p>-0.0101157</text:p>
          </table:table-cell>
          <table:table-cell office:value-type="float" office:value="-0.00994" calcext:value-type="float">
            <text:p>-0.00994</text:p>
          </table:table-cell>
          <table:table-cell table:number-columns-repeated="2" office:value-type="float" office:value="-0.01012" calcext:value-type="float">
            <text:p>-0.01012</text:p>
          </table:table-cell>
        </table:table-row>
        <table:table-row table:style-name="ro3">
          <table:table-cell/>
          <table:table-cell office:value-type="float" office:value="0.92738677" calcext:value-type="float">
            <text:p>0.92738677</text:p>
          </table:table-cell>
          <table:table-cell office:value-type="float" office:value="0.92739" calcext:value-type="float">
            <text:p>0.92739</text:p>
          </table:table-cell>
          <table:table-cell table:number-columns-repeated="2" office:value-type="float" office:value="0.92738" calcext:value-type="float">
            <text:p>0.92738</text:p>
          </table:table-cell>
        </table:table-row>
        <table:table-row table:style-name="ro3">
          <table:table-cell/>
          <table:table-cell office:value-type="float" office:value="241.27853" calcext:value-type="float">
            <text:p>241.27853</text:p>
          </table:table-cell>
          <table:table-cell office:value-type="float" office:value="237.05" calcext:value-type="float">
            <text:p>237.05</text:p>
          </table:table-cell>
          <table:table-cell table:number-columns-repeated="2" office:value-type="float" office:value="241.3" calcext:value-type="float">
            <text:p>241.3</text:p>
          </table:table-cell>
        </table:table-row>
        <table:table-row table:style-name="ro3">
          <table:table-cell/>
          <table:table-cell office:value-type="float" office:value="40.699502" calcext:value-type="float">
            <text:p>40.699502</text:p>
          </table:table-cell>
          <table:table-cell office:value-type="float" office:value="40.01" calcext:value-type="float">
            <text:p>40.01</text:p>
          </table:table-cell>
          <table:table-cell table:number-columns-repeated="2" office:value-type="float" office:value="40.703" calcext:value-type="float">
            <text:p>40.703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Diff</text:p>
          </table:table-cell>
          <table:table-cell/>
          <table:table-cell table:formula="of:=ABS([.C4]-[.$B4])" office:value-type="float" office:value="0.00000323000000002072" calcext:value-type="float">
            <text:p>3.23000000002072E-06</text:p>
          </table:table-cell>
          <table:table-cell table:formula="of:=ABS([.D4]-[.$B4])" office:value-type="float" office:value="0.0000067700000000448" calcext:value-type="float">
            <text:p>6.7700000000448E-06</text:p>
          </table:table-cell>
          <table:table-cell table:formula="of:=ABS([.E4]-[.$B4])" office:value-type="float" office:value="0.0000067700000000448" calcext:value-type="float">
            <text:p>6.7700000000448E-06</text:p>
          </table:table-cell>
        </table:table-row>
        <table:table-row table:style-name="ro3">
          <table:table-cell table:number-columns-repeated="2"/>
          <table:table-cell table:formula="of:=ABS([.C5]-[.$B5])" office:value-type="float" office:value="0.000175700000000001" calcext:value-type="float">
            <text:p>0.000175700000000001</text:p>
          </table:table-cell>
          <table:table-cell table:formula="of:=ABS([.D5]-[.$B5])" office:value-type="float" office:value="0.00000430000000000048" calcext:value-type="float">
            <text:p>4.30000000000048E-06</text:p>
          </table:table-cell>
          <table:table-cell table:formula="of:=ABS([.E5]-[.$B5])" office:value-type="float" office:value="0.00000430000000000048" calcext:value-type="float">
            <text:p>4.30000000000048E-06</text:p>
          </table:table-cell>
        </table:table-row>
        <table:table-row table:style-name="ro3">
          <table:table-cell table:number-columns-repeated="2"/>
          <table:table-cell table:formula="of:=ABS([.C6]-[.$B6])" office:value-type="float" office:value="0.000175700000000001" calcext:value-type="float">
            <text:p>0.000175700000000001</text:p>
          </table:table-cell>
          <table:table-cell table:formula="of:=ABS([.D6]-[.$B6])" office:value-type="float" office:value="0.00000430000000000048" calcext:value-type="float">
            <text:p>4.30000000000048E-06</text:p>
          </table:table-cell>
          <table:table-cell table:formula="of:=ABS([.E6]-[.$B6])" office:value-type="float" office:value="0.00000430000000000048" calcext:value-type="float">
            <text:p>4.30000000000048E-06</text:p>
          </table:table-cell>
        </table:table-row>
        <table:table-row table:style-name="ro3">
          <table:table-cell table:number-columns-repeated="2"/>
          <table:table-cell table:formula="of:=ABS([.C7]-[.$B7])" office:value-type="float" office:value="0.00000323000000002072" calcext:value-type="float">
            <text:p>3.23000000002072E-06</text:p>
          </table:table-cell>
          <table:table-cell table:formula="of:=ABS([.D7]-[.$B7])" office:value-type="float" office:value="0.0000067700000000448" calcext:value-type="float">
            <text:p>6.7700000000448E-06</text:p>
          </table:table-cell>
          <table:table-cell table:formula="of:=ABS([.E7]-[.$B7])" office:value-type="float" office:value="0.0000067700000000448" calcext:value-type="float">
            <text:p>6.7700000000448E-06</text:p>
          </table:table-cell>
        </table:table-row>
        <table:table-row table:style-name="ro3">
          <table:table-cell table:number-columns-repeated="2"/>
          <table:table-cell table:formula="of:=ABS([.C8]-[.$B8])" office:value-type="float" office:value="4.22852999999998" calcext:value-type="float">
            <text:p>4.22852999999998</text:p>
          </table:table-cell>
          <table:table-cell table:formula="of:=ABS([.D8]-[.$B8])" office:value-type="float" office:value="0.0214700000000221" calcext:value-type="float">
            <text:p>0.0214700000000221</text:p>
          </table:table-cell>
          <table:table-cell table:formula="of:=ABS([.E8]-[.$B8])" office:value-type="float" office:value="0.0214700000000221" calcext:value-type="float">
            <text:p>0.0214700000000221</text:p>
          </table:table-cell>
        </table:table-row>
        <table:table-row table:style-name="ro3">
          <table:table-cell table:number-columns-repeated="2"/>
          <table:table-cell table:formula="of:=ABS([.C9]-[.$B9])" office:value-type="float" office:value="0.689502000000005" calcext:value-type="float">
            <text:p>0.689502000000005</text:p>
          </table:table-cell>
          <table:table-cell table:formula="of:=ABS([.D9]-[.$B9])" office:value-type="float" office:value="0.00349800000000045" calcext:value-type="float">
            <text:p>0.00349800000000045</text:p>
          </table:table-cell>
          <table:table-cell table:formula="of:=ABS([.E9]-[.$B9])" office:value-type="float" office:value="0.00349800000000045" calcext:value-type="float">
            <text:p>0.00349800000000045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number-columns-repeated="2"/>
          <table:table-cell table:formula="of:=SUM([.C11:.C16])" office:value-type="float" office:value="4.91838985999998" calcext:value-type="float">
            <text:p>4.91838985999998</text:p>
          </table:table-cell>
          <table:table-cell table:formula="of:=SUM([.D11:.D16])" office:value-type="float" office:value="0.0249901400000226" calcext:value-type="float">
            <text:p>0.0249901400000226</text:p>
          </table:table-cell>
          <table:table-cell table:formula="of:=SUM([.E11:.E16])" office:value-type="float" office:value="0.0249901400000226" calcext:value-type="float">
            <text:p>0.0249901400000226</text:p>
          </table:table-cell>
        </table:table-row>
        <table:table-row table:style-name="ro3" table:number-rows-repeated="1048557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6:34:49.103000000</meta:creation-date>
    <dc:date>2024-01-16T08:36:47.240000000</dc:date>
    <meta:editing-duration>PT2H1M55S</meta:editing-duration>
    <meta:editing-cycles>10</meta:editing-cycles>
    <meta:generator>LibreOffice/7.6.3.2$Windows_X86_64 LibreOffice_project/29d686fea9f6705b262d369fede658f824154cc0</meta:generator>
    <meta:document-statistic meta:table-count="1" meta:cell-count="59" meta:object-count="0"/>
    <meta:user-defined meta:name=""/>
  </office:meta>
</office:document-meta>
</file>